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text-position="0% 100%" fo:language="el" fo:country="GR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0% 100%" fo:language="el" fo:country="GR"/>
    </style:style>
    <style:style style:name="T4" style:family="text">
      <style:text-properties style:text-position="0% 100%" fo:language="en" fo:country="US"/>
    </style:style>
    <style:style style:name="T5" style:family="text">
      <style:text-properties style:text-position="super 58%"/>
    </style:style>
    <style:style style:name="T6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Function A: z=2+sinx+cosy</text:p>
      <text:p text:style-name="Standard"/>
      <text:p text:style-name="Standard">Function B: z=a*exp(-(x<text:span text:style-name="T5">2</text:span><text:span text:style-name="T2">+y</text:span><text:span text:style-name="T1">2</text:span><text:span text:style-name="T2">)/</text:span><text:span text:style-name="T3">σ) <text:s text:c="5"/>σ=8, <text:s text:c="2"/></text:span><text:span text:style-name="T4">a</text:span><text:span text:style-name="T3">=4</text:span></text:p>
      <text:p text:style-name="Standard"><text:span text:style-name="T3"/></text:p>
      <text:p text:style-name="P1"><text:span text:style-name="T2">Function C: z=x</text:span><text:span text:style-name="T1">2</text:span><text:span text:style-name="T2">+0.25*y</text:span><text:span text:style-name="T1">2</text:span></text:p>
      <text:p text:style-name="P1"><text:span text:style-name="T1"/></text:p>
      <text:p text:style-name="P2">Εξετάζουμε την περιοχή </text:p>
      <text:p text:style-name="P2"><text:s text:c="4"/>-1<text:span text:style-name="T6">&lt;x&lt;1 <text:s text:c="7"/></text:span>1&lt;<text:span text:style-name="T6">y&lt;3 <text:s text:c="8"/></text:span>για όλες τις συναρτήσεις.</text:p>
      <text:p text:style-name="Standard"/>
      <text:p text:style-name="Standard"/>
      <text:p text:style-name="Standard"><text:a xlink:type="simple" xlink:href="https://en.wikipedia.org/wiki/Rotation_matrix" text:style-name="Internet_20_link" text:visited-style-name="Visited_20_Internet_20_Link">https://en.wikipedia.org/wiki/Rotation_matrix</text:a></text:p>
      <text:p text:style-name="Standard"/>
      <text:p text:style-name="Standard"><text:a xlink:type="simple" xlink:href="https://en.wikipedia.org/wiki/Translation_(geometry" text:style-name="Internet_20_link" text:visited-style-name="Visited_20_Internet_20_Link">https://en.wikipedia.org/wiki/Translation_(geometry</text:a>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s Petridis</meta:initial-creator>
    <meta:creation-date>2021-01-08T12:11:52.05</meta:creation-date>
    <dc:date>2021-01-08T12:23:30.72</dc:date>
    <dc:creator>Vas Petridis</dc:creator>
    <meta:editing-duration>PT11M37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1" meta:paragraph-count="7" meta:word-count="22" meta:character-count="273"/>
  </office:meta>
</office:document-meta>
</file>